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0000000032000000258F6AEE9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</style:style>
    <style:style style:name="gr3" style:family="graphic">
      <style:graphic-properties style:protect="size"/>
    </style:style>
    <style:style style:name="pr1" style:family="presentation" style:parent-style-name="lyt-numdark-notes">
      <style:graphic-properties draw:fill-color="#ffffff" draw:auto-grow-height="true" fo:min-height="13.364cm"/>
    </style:style>
    <style:style style:name="pr2" style:family="presentation" style:parent-style-name="lyt-numdark-title">
      <style:graphic-properties fo:min-height="4.85cm"/>
    </style:style>
    <style:style style:name="pr3" style:family="presentation" style:parent-style-name="lyt-numdark-outline1">
      <style:graphic-properties draw:fill="solid" draw:fill-color="#000000" draw:opacity="50%" draw:opacity-name="" draw:auto-grow-height="true" fo:min-height="9.294cm"/>
    </style:style>
    <style:style style:name="pr4" style:family="presentation" style:parent-style-name="lyt-numdark-title">
      <style:graphic-properties fo:min-height="8.152cm"/>
    </style:style>
    <style:style style:name="pr5" style:family="presentation" style:parent-style-name="lyt-numdark-outline1">
      <style:graphic-properties draw:fill="solid" draw:fill-color="#000000" draw:opacity="50%" draw:opacity-name="" fo:min-height="8.89cm"/>
    </style:style>
    <style:style style:name="pr6" style:family="presentation" style:parent-style-name="lyt-numdark-title">
      <style:graphic-properties fo:min-height="3.506cm"/>
    </style:style>
    <style:style style:name="pr7" style:family="presentation" style:parent-style-name="lyt-numdark-outline1">
      <style:graphic-properties draw:fill="solid" draw:fill-color="#000000" draw:opacity="50%" draw:opacity-name="" draw:auto-grow-height="true" fo:min-height="13.65cm"/>
    </style:style>
    <style:style style:name="pr8" style:family="presentation" style:parent-style-name="lyt-numdark-title">
      <style:graphic-properties draw:auto-grow-height="true" fo:min-height="3.506cm"/>
    </style:style>
    <style:style style:name="pr9" style:family="presentation" style:parent-style-name="lyt-numdark-outline1">
      <style:graphic-properties draw:fill="solid" draw:fill-color="#000000" draw:opacity="50%" draw:opacity-name="" fo:min-height="12.086cm"/>
    </style:style>
    <style:style style:name="pr10" style:family="presentation" style:parent-style-name="lyt-numdark-subtitle">
      <style:graphic-properties draw:fill-color="#ffffff" fo:min-height="15.899cm"/>
    </style:style>
    <style:style style:name="pr11" style:family="presentation" style:parent-style-name="lyt-numdark-outline1">
      <style:graphic-properties draw:fill="solid" draw:fill-color="#000000" draw:opacity="50%" draw:opacity-name="" fo:min-height="14.498cm"/>
    </style:style>
    <style:style style:name="co1" style:family="table-column">
      <style:table-column-properties style:column-width="8.052cm" style:use-optimal-column-width="false"/>
    </style:style>
    <style:style style:name="co2" style:family="table-column">
      <style:table-column-properties style:column-width="8.056cm" style:use-optimal-column-width="false"/>
    </style:style>
    <style:style style:name="co3" style:family="table-column">
      <style:table-column-properties style:column-width="8.054cm" style:use-optimal-column-width="false"/>
    </style:style>
    <style:style style:name="ro1" style:family="table-row">
      <style:table-row-properties style:row-height="2.39cm"/>
    </style:style>
    <style:style style:name="ro2" style:family="table-row">
      <style:table-row-properties style:row-height="2.398cm"/>
    </style:style>
    <style:style style:name="ce1" style:family="table-cell">
      <style:graphic-properties draw:fill="solid" draw:fill-color="#333333" style:repeat="repeat" draw:textarea-vertical-align="middle" fo:padding-top="0.1cm" fo:padding-bottom="0.1cm" fo:padding-left="0.1cm" fo:padding-right="0.1cm"/>
      <style:paragraph-properties fo:text-align="center" fo:border="none"/>
      <style:text-properties fo:font-size="18pt" style:font-size-asian="18pt" style:font-size-complex="18pt"/>
    </style:style>
    <style:style style:name="ce2" style:family="table-cell">
      <style:graphic-properties draw:fill="solid" draw:fill-color="#666666" style:repeat="repeat" draw:textarea-vertical-align="middle" fo:padding-top="0.1cm" fo:padding-bottom="0.1cm" fo:padding-left="0.1cm" fo:padding-right="0.1cm"/>
      <style:paragraph-properties fo:text-align="center" fo:border="none"/>
    </style:style>
    <style:style style:name="ce3" style:family="table-cell">
      <style:graphic-properties draw:fill="solid" draw:fill-color="#333333" style:repeat="repeat" draw:textarea-vertical-align="middle" fo:padding-top="0.1cm" fo:padding-bottom="0.1cm" fo:padding-left="0.1cm" fo:padding-right="0.1cm"/>
      <style:paragraph-properties fo:text-align="center" fo:borde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72pt" style:font-size-asian="72pt" style:font-size-complex="72pt"/>
    </style:style>
    <style:style style:name="P4" style:family="paragraph">
      <style:text-properties fo:font-size="20p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80pt" style:font-size-asian="80pt" style:font-size-complex="80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color="#99ffff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0">
        <draw:frame draw:style-name="gr1" draw:text-style-name="P2" draw:layer="layout" svg:width="28cm" svg:height="3.405cm" svg:x="0cm" svg:y="4.1cm">
          <draw:text-box>
            <text:p text:style-name="P1"><text:span text:style-name="T1">Introduction</text:span></text:p>
          </draw:text-box>
        </draw:frame>
        <draw:frame draw:style-name="gr2" draw:text-style-name="P3" draw:layer="layout" svg:width="28cm" svg:height="5.925cm" svg:x="0cm" svg:y="9.7cm">
          <draw:text-box>
            <text:p text:style-name="P1"><text:span text:style-name="T2">MATH 110:</text:span></text:p>
            <text:p text:style-name="P1"><text:span text:style-name="T2">Calculus 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2T1">
        <draw:frame presentation:style-name="pr2" draw:layer="layout" svg:width="25.199cm" svg:height="4.85cm" svg:x="1.301cm" svg:y="1.5cm" presentation:class="title" presentation:user-transformed="true">
          <draw:text-box>
            <text:p>Ethan Gertler</text:p>
          </draw:text-box>
        </draw:frame>
        <draw:frame presentation:style-name="pr3" draw:layer="layout" svg:width="24.1cm" svg:height="9.294cm" svg:x="2cm" svg:y="9.906cm" presentation:class="outline" presentation:user-transformed="true">
          <draw:text-box>
            <text:list text:style-name="L2">
              <text:list-item>
                <text:p>Email:</text:p>
              </text:list-item>
              <text:list-item>
                <text:p>Phone Number:</text:p>
              </text:list-item>
              <text:list-item>
                <text:p>Office Location:</text:p>
              </text:list-item>
              <text:list-item>
                <text:p>Office Hours: <text:s/>Schedule an Appoint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2T1">
        <draw:frame presentation:style-name="pr4" draw:layer="layout" svg:width="25.199cm" svg:height="8.152cm" svg:x="1.301cm" svg:y="1.5cm" presentation:class="title" presentation:user-transformed="true">
          <draw:text-box>
            <text:p>Introduce Yourselves</text:p>
          </draw:text-box>
        </draw:frame>
        <draw:frame presentation:style-name="pr5" draw:layer="layout" svg:width="24.1cm" svg:height="8.89cm" svg:x="2cm" svg:y="10.668cm" presentation:class="outline" presentation:user-transformed="true">
          <draw:text-box>
            <text:list text:style-name="L2">
              <text:list-item>
                <text:p>Your Name</text:p>
              </text:list-item>
              <text:list-item>
                <text:p>Your Major</text:p>
              </text:list-item>
              <text:list-item>
                <text:p>Why are you here?</text:p>
              </text:list-item>
              <text:list-item>
                <text:p>Question for the next person to answ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2T1">
        <draw:frame presentation:style-name="pr6" draw:layer="layout" svg:width="25.199cm" svg:height="3.506cm" svg:x="1.301cm" svg:y="1.5cm" presentation:class="title" presentation:user-transformed="true">
          <draw:text-box>
            <text:p>Logistics</text:p>
          </draw:text-box>
        </draw:frame>
        <draw:frame presentation:style-name="pr7" draw:layer="layout" svg:width="24.1cm" svg:height="13.65cm" svg:x="2cm" svg:y="5.314cm" presentation:class="outline" presentation:user-transformed="true">
          <draw:text-box>
            <text:list text:style-name="L2">
              <text:list-item>
                <text:p>Class is Monday, Wednesday, and Friday</text:p>
                <text:list>
                  <text:list-item>
                    <text:p>8:00 – 9:00 AM</text:p>
                  </text:list-item>
                </text:list>
              </text:list-item>
              <text:list-item>
                <text:p>Labs are either Tuesday or Thursday</text:p>
                <text:list>
                  <text:list-item>
                    <text:p>2:35 – 4:00 PM</text:p>
                  </text:list-item>
                </text:list>
              </text:list-item>
              <text:list-item>
                <text:p>Textbook:</text:p>
                <text:list>
                  <text:list-item>
                    <text:p>Single Variable Calculus: Early Transcendentals Plus MyMathLab</text:p>
                  </text:list-item>
                  <text:list-item>
                    <text:p>By W. Briggs et al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dark" presentation:presentation-page-layout-name="AL2T1">
        <draw:frame presentation:style-name="pr8" draw:layer="layout" svg:width="25.199cm" svg:height="3.506cm" svg:x="1.401cm" svg:y="1.5cm" presentation:class="title">
          <draw:text-box>
            <text:p>Expectations</text:p>
          </draw:text-box>
        </draw:frame>
        <draw:frame presentation:style-name="pr9" draw:layer="layout" svg:width="24.1cm" svg:height="12.086cm" svg:x="2cm" svg:y="5.314cm" presentation:class="outline" presentation:user-transformed="true">
          <draw:text-box>
            <text:list text:style-name="L2">
              <text:list-item>
                <text:p>Do the assignments</text:p>
              </text:list-item>
              <text:list-item>
                <text:p>Ask questions and participate</text:p>
              </text:list-item>
              <text:list-item>
                <text:p>Learn to use the resources available</text:p>
              </text:list-item>
              <text:list-item>
                <text:p>Be honest and cite your resources</text:p>
              </text:list-item>
              <text:list-item>
                <text:p>Be respectful to your classmates and myself</text:p>
              </text:list-item>
              <text:list-item>
                <text:p>Have fu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numdark" presentation:presentation-page-layout-name="AL2T1">
        <draw:frame presentation:style-name="pr6" draw:layer="layout" svg:width="25.199cm" svg:height="3.506cm" svg:x="1.401cm" svg:y="1.5cm" presentation:class="title" presentation:user-transformed="true">
          <draw:text-box>
            <text:p>Attendance</text:p>
          </draw:text-box>
        </draw:frame>
        <draw:frame presentation:style-name="pr9" draw:layer="layout" svg:width="24.1cm" svg:height="12.086cm" svg:x="2cm" svg:y="5.314cm" presentation:class="outline" presentation:user-transformed="true">
          <draw:text-box>
            <text:list text:style-name="L2">
              <text:list-item>
                <text:p>Optional Attendance</text:p>
                <text:list>
                  <text:list-item>
                    <text:p>If you can learn all of this on your own and do well on all of the assesments then there is no obligation to come to class </text:p>
                  </text:list-item>
                </text:list>
              </text:list-item>
              <text:list-item>
                <text:p>Although I reccomend you come to class</text:p>
                <text:list>
                  <text:list-item>
                    <text:p>You are still responsible for all material covered in class</text:p>
                  </text:list-item>
                  <text:list-item>
                    <text:p>I may teach materal in a more intuative 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numdark" presentation:presentation-page-layout-name="AL2T1">
        <draw:frame presentation:style-name="pr8" draw:layer="layout" svg:width="25.199cm" svg:height="3.506cm" svg:x="1.401cm" svg:y="1.5cm" presentation:class="title">
          <draw:text-box>
            <text:p>Useful Tools</text:p>
          </draw:text-box>
        </draw:frame>
        <draw:frame presentation:style-name="pr9" draw:layer="layout" svg:width="24.1cm" svg:height="12.086cm" svg:x="2cm" svg:y="5.314cm" presentation:class="outline" presentation:user-transformed="true">
          <draw:text-box>
            <text:list text:style-name="L2">
              <text:list-item>
                <text:p>Google (<text:span text:style-name="T3"><text:a xlink:href="http://google.com/">google.com</text:a></text:span>)</text:p>
              </text:list-item>
              <text:list-item>
                <text:p>WolframAlpha (<text:span text:style-name="T3"><text:a xlink:href="http://wolframalpha.com/">wolframalpha.com</text:a></text:span>)</text:p>
              </text:list-item>
              <text:list-item>
                <text:p>Pearson's Website</text:p>
              </text:list-item>
              <text:list-item>
                <text:p>Siena's Website (<text:span text:style-name="T3"><text:a xlink:href="http://community.siena.edu/">community.siena.edu</text:a></text:span>)</text:p>
              </text:list-item>
              <text:list-item>
                <text:p>Jokes (<text:span text:style-name="T3"><text:a xlink:href="http://www.markjoshi.com/Ashland/Jokes.html">markjoshi.com/Ashland/Jokes.html</text:a>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numdark" presentation:presentation-page-layout-name="AL2T1">
        <draw:frame presentation:style-name="pr6" draw:layer="layout" svg:width="25.199cm" svg:height="3.506cm" svg:x="1.401cm" svg:y="1.5cm" presentation:class="title" presentation:user-transformed="true">
          <draw:text-box>
            <text:p>Grading</text:p>
          </draw:text-box>
        </draw:frame>
        <draw:frame draw:style-name="standard" draw:layer="layout" svg:width="24.161cm" svg:height="11.957cm" svg:x="2cm" svg:y="5.3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3">
                  <text:list-header>
                    <text:p text:style-name="P6">3 Exams</text:p>
                  </text:list-header>
                </text:list>
              </table:table-cell>
              <table:table-cell>
                <text:p text:style-name="P6">100 Points Each</text:p>
              </table:table-cell>
              <table:table-cell/>
            </table:table-row>
            <table:table-row table:style-name="ro1" table:default-cell-style-name="ce2">
              <table:table-cell>
                <text:list text:continue-numbering="true" text:style-name="L3">
                  <text:list-header>
                    <text:p text:style-name="P1">2 Quizzes</text:p>
                  </text:list-header>
                </text:list>
              </table:table-cell>
              <table:table-cell>
                <text:p text:style-name="P1">50 Points Each</text:p>
              </table:table-cell>
              <table:table-cell/>
            </table:table-row>
            <table:table-row table:style-name="ro1" table:default-cell-style-name="ce3">
              <table:table-cell>
                <text:list text:continue-numbering="true" text:style-name="L3">
                  <text:list-header>
                    <text:p text:style-name="P1">13 Labs</text:p>
                  </text:list-header>
                </text:list>
              </table:table-cell>
              <table:table-cell>
                <text:p text:style-name="P1">10 Points + 1 Bonus Each</text:p>
              </table:table-cell>
              <table:table-cell>
                <text:p text:style-name="P1">Drop Lowest</text:p>
              </table:table-cell>
            </table:table-row>
            <table:table-row table:style-name="ro1" table:default-cell-style-name="ce2">
              <table:table-cell>
                <text:list text:continue-numbering="true" text:style-name="L3">
                  <text:list-header>
                    <text:p text:style-name="P1">9 Homeworks</text:p>
                  </text:list-header>
                </text:list>
              </table:table-cell>
              <table:table-cell>
                <text:p text:style-name="P1">10 Points + 1 Bonus Each</text:p>
              </table:table-cell>
              <table:table-cell>
                <text:p text:style-name="P1">Drop Lowest</text:p>
              </table:table-cell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1">1 Final</text:p>
                  </text:list-header>
                </text:list>
              </table:table-cell>
              <table:table-cell>
                <text:p text:style-name="P1">150 Points Each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numdark" presentation:presentation-page-layout-name="AL3T32">
        <draw:frame presentation:style-name="pr10" draw:text-style-name="P7" draw:layer="layout" svg:width="25.199cm" svg:height="15.899cm" svg:x="1.401cm" svg:y="1.5cm" presentation:class="subtitle" presentation:user-transformed="true">
          <draw:text-box>
            <text:p text:style-name="P7"><text:span text:style-name="T1">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numdark" presentation:presentation-page-layout-name="AL2T1">
        <draw:frame presentation:style-name="pr8" draw:layer="layout" svg:width="25.199cm" svg:height="3.506cm" svg:x="1.401cm" svg:y="1.5cm" presentation:class="title">
          <draw:text-box>
            <text:p>Labs</text:p>
          </draw:text-box>
        </draw:frame>
        <draw:frame presentation:style-name="pr9" draw:text-style-name="P8" draw:layer="layout" svg:width="24.1cm" svg:height="14.151cm" svg:x="2cm" svg:y="5.314cm" presentation:class="outline" presentation:user-transformed="true">
          <draw:text-box>
            <text:list text:style-name="L2">
              <text:list-item>
                <text:p text:style-name="P8"><text:span text:style-name="T4">You are encouraged to collaborate and discuss among your peers</text:span></text:p>
              </text:list-item>
              <text:list-item>
                <text:p text:style-name="P8"><text:span text:style-name="T4">You will submit one lab for your group</text:span></text:p>
              </text:list-item>
              <text:list-item>
                <text:p text:style-name="P8"><text:span text:style-name="T4">Type it up and submit it online by the end of the next lab</text:span></text:p>
                <text:list>
                  <text:list-item>
                    <text:p><text:span text:style-name="T5">Cite all the resources used including other groups if you got ideas from them</text:span></text:p>
                  </text:list-item>
                </text:list>
              </text:list-item>
              <text:list-item>
                <text:p text:style-name="P8"><text:span text:style-name="T4">This time can also be used to ask me questions or to help each other with the current homewor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numdark" presentation:presentation-page-layout-name="AL2T1">
        <draw:frame presentation:style-name="pr8" draw:layer="layout" svg:width="25.199cm" svg:height="3.506cm" svg:x="1.401cm" svg:y="1.5cm" presentation:class="title">
          <draw:text-box>
            <text:p>Lab 1</text:p>
          </draw:text-box>
        </draw:frame>
        <draw:frame presentation:style-name="pr11" draw:layer="layout" svg:width="24.1cm" svg:height="14.498cm" svg:x="2cm" svg:y="5.314cm" presentation:class="outline" presentation:user-transformed="true">
          <draw:text-box>
            <text:list text:style-name="L2">
              <text:list-item>
                <text:p><text:span text:style-name="T4">What is Math?</text:span></text:p>
              </text:list-item>
              <text:list-item>
                <text:p><text:span text:style-name="T4">Why do we study Math?</text:span></text:p>
              </text:list-item>
              <text:list-item>
                <text:p><text:span text:style-name="T4">Give some everyday examples of Math in your daily lives</text:span></text:p>
              </text:list-item>
              <text:list-item>
                <text:p><text:span text:style-name="T4">Do you like Math?</text:span></text:p>
                <text:list>
                  <text:list-item>
                    <text:p><text:span text:style-name="T5">Are there parts that you do/don't like? <text:s/></text:span></text:p>
                  </text:list-item>
                  <text:list-item>
                    <text:p><text:span text:style-name="T5">Why do you think is this the case?</text:span></text:p>
                  </text:list-item>
                </text:list>
              </text:list-item>
              <text:list-item>
                <text:p><text:span text:style-name="T4">Do you think you are ready for Calculus? </text:span></text:p>
                <text:list>
                  <text:list-item>
                    <text:p><text:span text:style-name="T5">Why or why no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numbers3" xlink:href="Pictures/100000000000032000000258F6AEE96B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square" draw:cx="50%" draw:cy="50%" draw:start="100%" draw:end="0%" draw:angle="0" draw:border="0%"/>
    <draw:opacity draw:name="Transparency_20_3" draw:display-name="Transparency 3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80pt" fo:font-style="normal" fo:text-shadow="none" style:text-underline-style="none" fo:font-weight="normal" style:font-family-asian="'Andale Sans UI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3" draw:layer="backgroundobjects" svg:width="6.523cm" svg:height="1.448cm" svg:x="1.6cm" svg:y="18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8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9.876cm" svg:y="18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5M13S</meta:editing-duration>
    <meta:editing-cycles>13</meta:editing-cycles>
    <meta:generator>OpenOffice/4.1.1$Win32 OpenOffice.org_project/411m6$Build-9775</meta:generator>
    <dc:date>2016-08-29T10:55:19.60</dc:date>
    <meta:document-statistic meta:object-count="64"/>
  </office:meta>
</office:document-meta>
</file>